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16cm"/>
    </style:style>
    <style:style style:name="Table1.B" style:family="table-column">
      <style:table-column-properties style:column-width="0.744cm"/>
    </style:style>
    <style:style style:name="Table1.C" style:family="table-column">
      <style:table-column-properties style:column-width="1.379cm"/>
    </style:style>
    <style:style style:name="Table1.D" style:family="table-column">
      <style:table-column-properties style:column-width="4.023cm"/>
    </style:style>
    <style:style style:name="Table1.E" style:family="table-column">
      <style:table-column-properties style:column-width="0.616cm"/>
    </style:style>
    <style:style style:name="Table1.F" style:family="table-column">
      <style:table-column-properties style:column-width="4.08cm"/>
    </style:style>
    <style:style style:name="Table1.G" style:family="table-column">
      <style:table-column-properties style:column-width="3.441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286cm"/>
    </style:style>
    <style:style style:name="Table2.B" style:family="table-column">
      <style:table-column-properties style:column-width="8.523cm"/>
    </style:style>
    <style:style style:name="Table2.C" style:family="table-column">
      <style:table-column-properties style:column-width="7.191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/>
    </style:style>
    <style:style style:name="P2" style:family="paragraph" style:parent-style-name="Preformatted_20_Text">
      <style:paragraph-properties fo:margin-top="0cm" fo:margin-bottom="0cm" loext:contextual-spacing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4" style:family="paragraph" style:parent-style-name="Text_20_body">
      <style:text-properties officeooo:rsid="0021d03d" officeooo:paragraph-rsid="0021d03d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paragraph-rsid="001c6f8a" style:font-size-asian="16pt" style:font-size-complex="16pt"/>
    </style:style>
    <style:style style:name="T1" style:family="text">
      <style:text-properties style:font-name="DejaVu Sans Mono" fo:font-size="10pt"/>
    </style:style>
    <style:style style:name="T2" style:family="text">
      <style:text-properties fo:font-size="8.25pt" style:font-size-asian="8.25pt" style:font-size-complex="8.25pt"/>
    </style:style>
    <style:style style:name="T3" style:family="text">
      <style:text-properties officeooo:rsid="001c6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$Errors</text:p>
      <text:p text:style-name="P2"><text:s text:c="6"/><text:span text:style-name="T1">[,1] [,2] [,3] <text:s text:c="9"/>[,4]</text:span></text:p>
      <text:p text:style-name="P2"><text:s/><text:span text:style-name="T1">[1,] <text:s text:c="3"/>1 <text:s text:c="3"/>1 <text:s text:c="3"/>1 -4.878456e-11</text:span></text:p>
      <text:p text:style-name="P2"><text:s/><text:span text:style-name="T1">[2,] <text:s text:c="3"/>1 <text:s text:c="3"/>1 <text:s text:c="3"/>2 <text:s/>4.313936e+01</text:span></text:p>
      <text:p text:style-name="P2"><text:s/><text:span text:style-name="T1">[3,] <text:s text:c="3"/>1 <text:s text:c="3"/>2 <text:s text:c="3"/>1 -4.878456e-11</text:span></text:p>
      <text:p text:style-name="P2"><text:s/><text:span text:style-name="T1">[4,] <text:s text:c="3"/>1 <text:s text:c="3"/>2 <text:s text:c="3"/>2 <text:s/>3.046590e+00</text:span></text:p>
      <text:p text:style-name="P2"><text:s/><text:span text:style-name="T1">[5,] <text:s text:c="3"/>1 <text:s text:c="3"/>3 <text:s text:c="3"/>1 -4.878456e-11</text:span></text:p>
      <text:p text:style-name="P2"><text:s/><text:span text:style-name="T1">[6,] <text:s text:c="3"/>1 <text:s text:c="3"/>3 <text:s text:c="3"/>2 <text:s/>3.046590e+00</text:span></text:p>
      <text:p text:style-name="P2"><text:s/><text:span text:style-name="T1">[7,] <text:s text:c="3"/>2 <text:s text:c="3"/>1 <text:s text:c="3"/>1 -4.878456e-11</text:span></text:p>
      <text:p text:style-name="P2"><text:s/><text:span text:style-name="T1">[8,] <text:s text:c="3"/>2 <text:s text:c="3"/>1 <text:s text:c="3"/>2 <text:s/>4.313936e+01</text:span></text:p>
      <text:p text:style-name="P2"><text:s/><text:span text:style-name="T1">[9,] <text:s text:c="3"/>2 <text:s text:c="3"/>2 <text:s text:c="3"/>1 -4.878456e-11</text:span></text:p>
      <text:p text:style-name="P3">[10,] <text:s text:c="3"/>2 <text:s text:c="3"/>2 <text:s text:c="3"/>2 <text:s/>4.313936e+01</text:p>
      <text:p text:style-name="P3">[11,] <text:s text:c="3"/>2 <text:s text:c="3"/>3 <text:s text:c="3"/>1 -4.878456e-11</text:p>
      <text:p text:style-name="P3">[12,] <text:s text:c="3"/>2 <text:s text:c="3"/>3 <text:s text:c="3"/>2 <text:s/>4.313936e+01</text:p>
      <text:p text:style-name="P2"/>
      <text:p text:style-name="P3">$MinError</text:p>
      <text:p text:style-name="P3">[1] -4.878456e-11</text:p>
      <text:p text:style-name="P2"/>
      <text:p text:style-name="P3">$BestHeuristics</text:p>
      <text:p text:style-name="P2"><text:s text:c="5"/><text:span text:style-name="T1">[,1] [,2] [,3]</text:span></text:p>
      <text:p text:style-name="P3">[1,] <text:s text:c="3"/>1 <text:s text:c="3"/>1 <text:s text:c="3"/>1</text:p>
      <text:p text:style-name="P3">[2,] <text:s text:c="3"/>1 <text:s text:c="3"/>2 <text:s text:c="3"/>1</text:p>
      <text:p text:style-name="P3">[3,] <text:s text:c="3"/>1 <text:s text:c="3"/>3 <text:s text:c="3"/>1</text:p>
      <text:p text:style-name="P3">[4,] <text:s text:c="3"/>2 <text:s text:c="3"/>1 <text:s text:c="3"/>1</text:p>
      <text:p text:style-name="P3">[5,] <text:s text:c="3"/>2 <text:s text:c="3"/>2 <text:s text:c="3"/>1</text:p>
      <text:p text:style-name="P3">[6,] <text:s text:c="3"/>2 <text:s text:c="3"/>3 <text:s text:c="3"/>1</text:p>
      <text:p text:style-name="Text_20_body"><text:line-break/><text:bookmark text:name="rsGridData"/><text:span text:style-name="T3">Only takes 5 steps to reach the toleranc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7.37297383442175e-11</text:p>
          </table:table-cell>
          <table:table-cell table:style-name="Table1.A1" office:value-type="string">
            <text:p text:style-name="P5">c(1, 1, 2, 3, 1, 1)</text:p>
          </table:table-cell>
          <table:table-cell table:style-name="Table1.A1" office:value-type="string">
            <text:p text:style-name="P5">c(1, 0, 1, 0, 0, 1, 1, 1, 1, 1, 1, 0, 0, 1, 0, 1)</text:p>
          </table:table-cell>
          <table:table-cell table:style-name="Table1.A1" office:value-type="string">
            <text:p text:style-name="P5">c(1.24063438130543, 1.20595399406739, 1.82771582971327, 1.90356375346892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c(1, 1, 2, 0)</text:p>
          </table:table-cell>
          <table:table-cell table:style-name="Table2.A1" office:value-type="string">
            <text:p text:style-name="P5">c(1.70170315075666, 0.108160360250622, 1.35975171811879, 0.233727463055402)</text:p>
          </table:table-cell>
          <table:table-cell table:style-name="Table2.A1" office:value-type="string">
            <text:p text:style-name="P6">C(0.831431644503027, 0.317078118212521, <text:span text:style-name="T3">0.3918966, 1.5070706)</text:span></text:p>
          </table:table-cell>
        </table:table-row>
      </table:table>
      <text:p text:style-name="Text_20_body"/>
      <text:p text:style-name="P4">Note. Slight difference on error due to error is reusing randomly generated 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26:18.757796808</meta:creation-date>
    <dc:date>2018-05-29T16:41:18.803833660</dc:date>
    <meta:editing-duration>PT15M2S</meta:editing-duration>
    <meta:editing-cycles>2</meta:editing-cycles>
    <meta:generator>LibreOffice/5.3.6.1$Linux_X86_64 LibreOffice_project/30$Build-1</meta:generator>
    <meta:document-statistic meta:table-count="2" meta:image-count="0" meta:object-count="0" meta:page-count="1" meta:paragraph-count="33" meta:word-count="156" meta:character-count="1059" meta:non-whitespace-character-count="738"/>
  </office:meta>
</office:document-meta>
</file>